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D000000B2F0C6D11B4B166783.png" manifest:media-type="image/png"/>
  <manifest:file-entry manifest:full-path="Pictures/10000000000003070000012544EBE27D6CA43ACB.png" manifest:media-type="image/png"/>
  <manifest:file-entry manifest:full-path="Pictures/10000000000002130000009D6910098D0851F3B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 new" svg:font-family="'courier new', courier, monospace"/>
  </office:font-face-decls>
  <office:automatic-styles>
    <style:style style:name="P1" style:family="paragraph" style:parent-style-name="Heading_20_1">
      <style:text-properties officeooo:rsid="0016a16f" officeooo:paragraph-rsid="0016a16f"/>
    </style:style>
    <style:style style:name="P2" style:family="paragraph" style:parent-style-name="Standard">
      <style:text-properties officeooo:rsid="0016a16f" officeooo:paragraph-rsid="0016a16f"/>
    </style:style>
    <style:style style:name="P3" style:family="paragraph" style:parent-style-name="Text_20_body">
      <style:text-properties officeooo:rsid="0016a16f" officeooo:paragraph-rsid="0016a16f"/>
    </style:style>
    <style:style style:name="P4" style:family="paragraph" style:parent-style-name="Text_20_body">
      <style:text-properties fo:color="#c9211e" loext:opacity="100%" fo:font-weight="bold" officeooo:rsid="0016a16f" officeooo:paragraph-rsid="0016a16f" style:font-weight-asian="bold" style:font-weight-complex="bold"/>
    </style:style>
    <style:style style:name="T1" style:family="text">
      <style:text-properties fo:font-variant="normal" fo:text-transform="none" fo:color="#212529" loext:opacity="100%" style:font-name="courier new" fo:font-size="9pt" fo:letter-spacing="normal" fo:font-style="normal" fo:font-weight="normal"/>
    </style:style>
    <style:style style:name="T2" style:family="text">
      <style:text-properties fo:font-variant="normal" fo:text-transform="none" fo:color="#212529" loext:opacity="100%" style:font-name="courier new" fo:font-size="9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c9211e" loext:opacity="100%" style:font-name="courier new" fo:font-size="9pt" fo:letter-spacing="normal" fo:font-style="normal" fo:font-weight="normal"/>
    </style:style>
    <style:style style:name="T4" style:family="text">
      <style:text-properties fo:font-variant="normal" fo:text-transform="none" fo:color="#c9211e" loext:opacity="100%" style:font-name="courier new" fo:font-size="9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1">Windows11</text:h>
      <text:p text:style-name="P4">vagrant ssh</text:p>
      <text:p text:style-name="P3"><draw:frame draw:style-name="fr2" draw:name="Imagen1" text:anchor-type="char" svg:x="0.132cm" svg:y="0.422cm" svg:width="16.406cm" svg:height="6.202cm" draw:z-index="0"><draw:image xlink:href="Pictures/10000000000003070000012544EBE27D6CA43ACB.png" xlink:type="simple" xlink:show="embed" xlink:actuate="onLoad" draw:mime-type="image/png"/></draw:frame></text:p>
      <text:p text:style-name="P2"><text:bookmark text:name="yui_3_17_2_1_1681486488471_45"/><text:bookmark text:name="yui_3_17_2_1_1681486488471_46"/><text:span text:style-name="Strong_20_Emphasis"><text:span text:style-name="T4">ip addr show | grep inet</text:span></text:span> </text:p>
      <text:p text:style-name="P3"><draw:frame draw:style-name="fr2" draw:name="Imagen2" text:anchor-type="char" svg:x="0.007cm" svg:y="0.258cm" svg:width="11.241cm" svg:height="3.323cm" draw:z-index="1"><draw:image xlink:href="Pictures/10000000000002130000009D6910098D0851F3B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pan text:style-name="Strong_20_Emphasis"><text:span text:style-name="T4">ss --tcp --listening</text:span></text:span> </text:p>
      <text:p text:style-name="P3"><draw:frame draw:style-name="fr1" draw:name="Imagen3" text:anchor-type="char" svg:width="17cm" svg:height="2.104cm" draw:z-index="2"><draw:image xlink:href="Pictures/100000000000059D000000B2F0C6D11B4B1667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 new" svg:font-family="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4T17:40:55.980000000</dc:date>
    <meta:editing-duration>PT2M46S</meta:editing-duration>
    <meta:editing-cycles>1</meta:editing-cycles>
    <meta:document-statistic meta:table-count="0" meta:image-count="3" meta:object-count="0" meta:page-count="1" meta:paragraph-count="4" meta:word-count="14" meta:character-count="66" meta:non-whitespace-character-count="56"/>
    <meta:generator>LibreOffice/7.3.7.2$Windows_X86_64 LibreOffice_project/e114eadc50a9ff8d8c8a0567d6da8f454beeb84f</meta:generator>
  </office:meta>
</office:document-meta>
</file>